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Lecture Slid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2, 2021 (11:51:3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Book Topic</text:p>
            </table:table-cell>
            <table:table-cell table:style-name="TableHeaderRowCell" office:value-type="string">
              <text:p text:style-name="Table_20_Heading">Corresponding Slides</text:p>
            </table:table-cell>
          </table:table-row>
        </table:table-header-rows>
        <table:table-row>
          <table:table-cell table:style-name="TableRowCell" office:value-type="string">
            <text:p text:style-name="Table_20_Contents">Introduction to Computers and Programm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10_general_concepts/Programming-Intro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Introduction to the C# Languag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C%23-Intro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Rules of C# Syntax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Identifiers-Writeline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Datatype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Data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-Detail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Conversions-Casting-Operator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Reading Input, Displaying Output, and Concatenation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50_reading_and_displaying/Input-Output-Concatenation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Class and Object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Intro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Class and Object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Detail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Overload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Overloads-Propertie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Constructors &amp; ToStr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Constructors-ToString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Decisions and Decision Structur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80_decisions_booleans_and_comparisons/Booleans-Comparison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if, if-else and if-else-if Statement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90_if/If-Else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Switch Statements and the Conditional Operator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00_switch/Switch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While loop and Increment 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While-Increment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Do-whil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Do-While-Vocab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For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For-Loop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Arrays and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Arrays-Advanced-Loop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The <text:span text:style-name="KeywordTok">static</text:span> Keyword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70_static_elements/Static.pptx" office:name=""><text:span text:style-name="Definition">pptx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ecture Slid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2T15:51:43Z</meta:creation-date>
    <dc:date>2021-08-12T15:51:43Z</dc:date>
    <meta:user-defined meta:name="date" meta:value-type="string">August  12, 2021 (11:51:3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